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a32" officeooo:paragraph-rsid="000cba32"/>
    </style:style>
    <style:style style:name="P2" style:family="paragraph" style:parent-style-name="Standard">
      <style:text-properties officeooo:paragraph-rsid="000cba32"/>
    </style:style>
    <style:style style:name="P3" style:family="paragraph" style:parent-style-name="Standard">
      <style:text-properties officeooo:paragraph-rsid="000cba32"/>
    </style:style>
    <style:style style:name="P4" style:family="paragraph" style:parent-style-name="Standard">
      <style:text-properties officeooo:paragraph-rsid="000d3938"/>
    </style:style>
    <style:style style:name="T1" style:family="text">
      <style:text-properties officeooo:rsid="000cba32"/>
    </style:style>
    <style:style style:name="T2" style:family="text">
      <style:text-properties officeooo:rsid="000d393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393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393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bilitar mensagens de erro:</text:p>
      <text:p text:style-name="P2"/>
      <text:p text:style-name="P2">Os erros podem ser ligados ou desligados no arquivo de configuração e/ou no próprio programa.<text:line-break/><text:line-break/>Se no arquivo de configuração estiver DESLIGADO, não adianta que jamais conseguirás fazer aparecer erros! Se no arquivo de configuração estiver LIGADO, tu podes optar em fazer aparecer ou não.<text:line-break/><text:line-break/>As distribuições tendem a colocar um php.ini com os erros DESLIGADOS, pois os erros mostram a linha que tem erro e isto pode ser considerado uma falha de segurança.<text:line-break/><text:line-break/>Então, vamos lá:<text:line-break/>você precisa alterar o php.ini. Tu não disse qual distro, mas pelo teu perfil, vou assumir que é o Debian. Edite com qualquer editor de texto como root o arquivo /etc/php5/apache2/php.ini. Procure pela linha display_erros. Acredito que deva estar assim (pois é padrão no debian):<text:line-break/><text:line-break/>display_errors = Off</text:p>
      <text:p text:style-name="P2">display_<text:span text:style-name="T1">startup_</text:span>errors = Off<text:line-break/><text:line-break/>Troque para<text:line-break/>display_errors = On</text:p>
      <text:p text:style-name="P2">display_<text:span text:style-name="T1">startup_</text:span>errors = O<text:span text:style-name="T1">n</text:span><text:line-break/><text:line-break/>→<text:span text:style-name="T1"> </text:span>É altamente recomendável que volte a ser OFF quando o servidor entrar em produção!!!</text:p>
      <text:p text:style-name="P2"/>
      <text:p text:style-name="P2">Depois de alterar o php.ini, reinicie o apache:</text:p>
      <text:p text:style-name="P2"/>
      <text:p text:style-name="P2"><text:span text:style-name="Strong_20_Emphasis"><text:span text:style-name="T5"># /etc/init.d/apache2 <text:s/>stop</text:span></text:span><text:span text:style-name="T5"><text:line-break/></text:span><text:span text:style-name="Strong_20_Emphasis"><text:span text:style-name="T5"># /etc/init.d/apache2 <text:s/>start</text:span></text:span></text:p>
      <text:p text:style-name="P2"><text:span text:style-name="Strong_20_Emphasis"><text:span text:style-name="T5"/></text:span></text:p>
      <text:p text:style-name="P4"><text:span text:style-name="Strong_20_Emphasis"><text:span text:style-name="T6">https://www.vivaolinux.com.br/topico/PHP/Mostrar-erro-no-PHP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7:35:44.698224349</meta:creation-date>
    <dc:date>2017-06-09T17:40:04.472688915</dc:date>
    <meta:editing-duration>PT4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70" meta:character-count="1140" meta:non-whitespace-character-count="969"/>
  </office:meta>
</office:document-meta>
</file>